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10"/>
  <manifest:file-entry manifest:media-type="" manifest:full-path="ObjectReplacements/Object 3"/>
  <manifest:file-entry manifest:media-type="application/x-openoffice-gdimetafile;windows_formatname=&quot;GDIMetaFile&quot;" manifest:full-path="ObjectReplacements/Object 11"/>
  <manifest:file-entry manifest:media-type="" manifest:full-path="ObjectReplacements/Object 4"/>
  <manifest:file-entry manifest:media-type="application/x-openoffice-gdimetafile;windows_formatname=&quot;GDIMetaFile&quot;" manifest:full-path="ObjectReplacements/Object 12"/>
  <manifest:file-entry manifest:media-type="" manifest:full-path="ObjectReplacements/Object 5"/>
  <manifest:file-entry manifest:media-type="application/x-openoffice-gdimetafile;windows_formatname=&quot;GDIMetaFile&quot;" manifest:full-path="ObjectReplacements/Object 13"/>
  <manifest:file-entry manifest:media-type="" manifest:full-path="ObjectReplacements/Object 6"/>
  <manifest:file-entry manifest:media-type="application/x-openoffice-gdimetafile;windows_formatname=&quot;GDIMetaFile&quot;" manifest:full-path="ObjectReplacements/Object 14"/>
  <manifest:file-entry manifest:media-type="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"/>
  <manifest:file-entry manifest:media-type="" manifest:full-path="ObjectReplacements/Object 16"/>
  <manifest:file-entry manifest:media-type="" manifest:full-path="ObjectReplacements/Object 9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30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P2" style:family="paragraph" style:parent-style-name="mark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07 </text:span><text:span text:style-name="T3"><text:tab/>Пряма на площині. </text:span><text:span text:style-name="T3"><draw:frame draw:style-name="fr1" draw:name="Object1" text:anchor-type="as-char" svg:y="-0.198in" svg:width="1.2992in" svg:height="0.245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</text:span><text:span text:style-name="T3"><draw:frame draw:style-name="fr1" draw:name="Object2" text:anchor-type="as-char" svg:y="-0.3252in" svg:width="0.6772in" svg:height="0.524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- кутовий коефіцієнт</text:span></text:p>
      <text:p text:style-name="mark"><text:span text:style-name="T3">Рівняння прямої, що проходить через </text:span><text:span text:style-name="T3"><draw:frame draw:style-name="fr1" draw:name="Object3" text:anchor-type="as-char" svg:y="-0.202in" svg:width="1.0602in" svg:height="0.331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та </text:span><text:span text:style-name="T3"><draw:frame draw:style-name="fr1" draw:name="Object4" text:anchor-type="as-char" svg:y="-0.202in" svg:width="1.0807in" svg:height="0.331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: </text:span><text:span text:style-name="T3"><draw:frame draw:style-name="fr1" draw:name="Object5" text:anchor-type="as-char" svg:y="-0.4071in" svg:width="1.5402in" svg:height="0.6866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mark"><text:span text:style-name="T3">Нормальне рівняння прямої: </text:span><text:span text:style-name="T3"><draw:frame draw:style-name="fr1" draw:name="Object6" text:anchor-type="as-char" svg:y="-0.198in" svg:width="2.0063in" svg:height="0.2457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, де </text:span><text:span text:style-name="T3"><draw:frame draw:style-name="fr1" draw:name="Object7" text:anchor-type="as-char" svg:y="-0.1134in" svg:width="0.1472in" svg:height="0.1256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- полярний кут нормалі, p – відстань від центру координат.</text:span></text:p>
      <text:p text:style-name="P1">Пряма у просторі:</text:p>
      <text:p text:style-name="P2"><draw:frame draw:style-name="fr1" draw:name="Object8" text:anchor-type="as-char" svg:y="-0.4075in" svg:width="2.1043in" svg:height="0.607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, <draw:frame draw:style-name="fr1" draw:name="Object9" text:anchor-type="as-char" svg:y="-0.202in" svg:width="1.3984in" svg:height="0.3319in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202in" svg:width="1.0882in" svg:height="0.2661in" draw:z-index="9"><draw:object xlink:href="./Object 10" xlink:type="simple" xlink:show="embed" xlink:actuate="onLoad"/><draw:image xlink:href="./ObjectReplacements/Object 10" xlink:type="simple" xlink:show="embed" xlink:actuate="onLoad"/></draw:frame> – напрямний вектор</text:p>
      <text:p text:style-name="P2"><text:span text:style-name="T6">Через точки</text:span> <draw:frame draw:style-name="fr1" draw:name="Object11" text:anchor-type="as-char" svg:y="-0.2035in" svg:width="1.3335in" svg:height="0.333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5">та </text:span><text:span text:style-name="T5"><draw:frame draw:style-name="fr1" draw:name="Object12" text:anchor-type="as-char" svg:y="-0.2035in" svg:width="1.3598in" svg:height="0.333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: </text:span><text:span text:style-name="T5"><draw:frame draw:style-name="fr1" draw:name="Object13" text:anchor-type="as-char" svg:y="-0.4075in" svg:width="2.3744in" svg:height="0.68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mark"><text:span text:style-name="T4">Параметричне рівняння кривої:</text:span><text:span text:style-name="T2"> </text:span><text:span text:style-name="T2"><draw:frame draw:style-name="fr1" draw:name="Object14" text:anchor-type="as-char" svg:y="-0.5516in" svg:width="1.0402in" svg:height="1.1047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mark"><text:span text:style-name="T4">Рівняння площини:</text:span><text:span text:style-name="T2"> </text:span><text:span text:style-name="T2"><draw:frame draw:style-name="fr1" draw:name="Object15" text:anchor-type="as-char" svg:y="-0.198in" svg:width="1.7201in" svg:height="0.2457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mark"><text:span text:style-name="T4">Якщо перетинає осі в</text:span><text:span text:style-name="T2"> </text:span><text:span text:style-name="T2"><draw:frame draw:style-name="fr1" draw:name="Object16" text:anchor-type="as-char" svg:y="-0.202in" svg:width="2.2299in" svg:height="0.266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">: </text:span><text:span text:style-name="T2"><draw:frame draw:style-name="fr1" draw:name="Object17" text:anchor-type="as-char" svg:y="-0.3256in" svg:width="1.1154in" svg:height="0.5252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mark"><text:span text:style-name="T2"><draw:frame draw:style-name="fr1" draw:name="Object18" text:anchor-type="as-char" svg:y="-0.198in" svg:width="1.2098in" svg:height="0.2583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">,</text:span><text:span text:style-name="T2"><draw:frame draw:style-name="fr1" draw:name="Object19" text:anchor-type="as-char" svg:y="-0.202in" svg:width="1.2055in" svg:height="0.3319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2">=&gt; </text:span><text:span text:style-name="T2"><draw:frame draw:style-name="fr1" draw:name="Object20" text:anchor-type="as-char" svg:y="-0.202in" svg:width="3.2138in" svg:height="0.3319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mark"><text:span text:style-name="T4">Рівняння через 3 точки:</text:span><text:span text:style-name="T2"> </text:span><text:span text:style-name="T2"><draw:frame draw:style-name="fr1" draw:name="Object21" text:anchor-type="as-char" svg:y="-0.2035in" svg:width="1.0319in" svg:height="0.333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">, </text:span><text:span text:style-name="T2"><draw:frame draw:style-name="fr1" draw:name="Object22" text:anchor-type="as-char" svg:y="-0.2035in" svg:width="1.0335in" svg:height="0.3335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">, </text:span><text:span text:style-name="T2"><draw:frame draw:style-name="fr1" draw:name="Object23" text:anchor-type="as-char" svg:y="-0.2035in" svg:width="1.0425in" svg:height="0.333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">:</text:span></text:p>
      <text:p text:style-name="mark"><text:span text:style-name="T2"><draw:frame draw:style-name="fr1" draw:name="Object24" text:anchor-type="as-char" svg:y="-0.5965in" svg:width="2.6846in" svg:height="1.1453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mark"><text:span text:style-name="T4">Відстань від точки до площини:</text:span><text:span text:style-name="T2"> </text:span><text:span text:style-name="T2"><draw:frame draw:style-name="fr1" draw:name="Object25" text:anchor-type="as-char" svg:y="-0.4071in" svg:width="2.6575in" svg:height="0.6953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mark"><text:span text:style-name="T4">Відстань між плозинами:</text:span><text:span text:style-name="T2"> </text:span><text:span text:style-name="T2"><draw:frame draw:style-name="fr1" draw:name="Object26" text:anchor-type="as-char" svg:y="-0.198in" svg:width="1.8091in" svg:height="0.328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">, </text:span><text:span text:style-name="T2"><draw:frame draw:style-name="fr1" draw:name="Object27" text:anchor-type="as-char" svg:y="-0.198in" svg:width="1.8161in" svg:height="0.328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">: </text:span><text:span text:style-name="T2"><draw:frame draw:style-name="fr1" draw:name="Object28" text:anchor-type="as-char" svg:y="-0.4071in" svg:width="1.5756in" svg:height="0.6953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4">Відстань від точки до прямої:</text:span><text:span text:style-name="T2"> </text:span><text:span text:style-name="T2"><draw:frame draw:style-name="fr1" draw:name="Object29" text:anchor-type="as-char" svg:y="-0.4075in" svg:width="1.889in" svg:height="0.6972in" draw:z-index="29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mark"><text:span text:style-name="T4">Відстань від точки до прямої в просторі:</text:span><text:span text:style-name="T2"> </text:span><text:span text:style-name="T2"><draw:frame draw:style-name="fr1" draw:name="Object30" text:anchor-type="as-char" svg:y="-0.4075in" svg:width="1.4638in" svg:height="0.6181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9:26:41</dc:date>
    <dc:creator>axel </dc:creator>
    <meta:editing-duration>PT3H18S</meta:editing-duration>
    <meta:editing-cycles>15</meta:editing-cycles>
    <meta:document-statistic meta:table-count="0" meta:image-count="0" meta:object-count="30" meta:page-count="1" meta:paragraph-count="15" meta:word-count="83" meta:character-count="497" meta:non-whitespace-character-count="389"/>
  </office:meta>
</office:document-meta>
</file>

<file path=Object 1/content.xml><?xml version="1.0" encoding="utf-8"?>
<math xmlns="http://www.w3.org/1998/Math/MathML">
  <semantics>
    <mrow>
      <mrow>
        <mrow>
          <mrow>
            <mi mathvariant="italic">Ax</mi>
            <mo stretchy="false">+</mo>
            <mi mathvariant="italic">By</mi>
          </mrow>
          <mo stretchy="false">+</mo>
          <mi>C</mi>
        </mrow>
        <mo stretchy="false">=</mo>
        <mn>0</mn>
      </mrow>
    </mrow>
    <annotation encoding="StarMath 5.0">Ax + By + C = 0</annotation>
  </semantics>
</math>
</file>

<file path=Object 10/content.xml><?xml version="1.0" encoding="utf-8"?>
<math xmlns="http://www.w3.org/1998/Math/MathML">
  <semantics>
    <mrow>
      <mrow>
        <mover accent="true">
          <mo stretchy="false">α</mo>
          <mo>¯</mo>
        </mover>
        <mo stretchy="false">=</mo>
        <mrow>
          <mo stretchy="false">(</mo>
          <mrow>
            <mi>l</mi>
            <mi>,</mi>
            <mi>m</mi>
            <mi>,</mi>
            <mi>n</mi>
          </mrow>
          <mo stretchy="false">)</mo>
        </mrow>
      </mrow>
    </mrow>
    <annotation encoding="StarMath 5.0">overline %alpha = (l, m, n)</annotation>
  </semantics>
</math>
</file>

<file path=Object 11/content.xml><?xml version="1.0" encoding="utf-8"?>
<math xmlns="http://www.w3.org/1998/Math/MathML">
  <semantics>
    <mrow>
      <msub>
        <mi>M</mi>
        <mn>1</mn>
      </msub>
      <mrow>
        <mo stretchy="false">(</mo>
        <mrow>
          <msub>
            <mi>x</mi>
            <mn>1</mn>
          </msub>
          <mi>,</mi>
          <msub>
            <mi>y</mi>
            <mn>1,</mn>
          </msub>
          <msub>
            <mi>z</mi>
            <mn>1</mn>
          </msub>
        </mrow>
        <mo stretchy="false">)</mo>
      </mrow>
    </mrow>
    <annotation encoding="StarMath 5.0">M_1 (x_1 , y_1, z_1)</annotation>
  </semantics>
</math>
</file>

<file path=Object 12/content.xml><?xml version="1.0" encoding="utf-8"?>
<math xmlns="http://www.w3.org/1998/Math/MathML">
  <semantics>
    <mrow>
      <msub>
        <mi>M</mi>
        <mn>2</mn>
      </msub>
      <mrow>
        <mo stretchy="false">(</mo>
        <mrow>
          <msub>
            <mi>x</mi>
            <mn>2</mn>
          </msub>
          <mi>,</mi>
          <msub>
            <mi>y</mi>
            <mn>2,</mn>
          </msub>
          <msub>
            <mi>z</mi>
            <mn>2</mn>
          </msub>
        </mrow>
        <mo stretchy="false">)</mo>
      </mrow>
    </mrow>
    <annotation encoding="StarMath 5.0">M_2 (x_2 , y_2, z_2)</annotation>
  </semantics>
</math>
</file>

<file path=Object 13/content.xml><?xml version="1.0" encoding="utf-8"?>
<math xmlns="http://www.w3.org/1998/Math/MathML">
  <semantics>
    <mrow>
      <mrow>
        <mrow>
          <mfrac>
            <mrow>
              <mrow>
                <mi>x</mi>
                <mo stretchy="false">−</mo>
                <msub>
                  <mi>x</mi>
                  <mn>1</mn>
                </msub>
              </mrow>
            </mrow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</mfrac>
          <mo stretchy="false">=</mo>
          <mfrac>
            <mrow>
              <mrow>
                <mi>y</mi>
                <mo stretchy="false">−</mo>
                <msub>
                  <mi>y</mi>
                  <mn>1</mn>
                </msub>
              </mrow>
            </mrow>
            <mrow>
              <mrow>
                <msub>
                  <mi>y</mi>
                  <mn>2</mn>
                </msub>
                <mo stretchy="false">−</mo>
                <msub>
                  <mi>y</mi>
                  <mn>1</mn>
                </msub>
              </mrow>
            </mrow>
          </mfrac>
        </mrow>
        <mo stretchy="false">=</mo>
        <mfrac>
          <mrow>
            <mrow>
              <mi>z</mi>
              <mo stretchy="false">−</mo>
              <msub>
                <mi>z</mi>
                <mn>1</mn>
              </msub>
            </mrow>
          </mrow>
          <mrow>
            <mrow>
              <msub>
                <mi>z</mi>
                <mn>2</mn>
              </msub>
              <mo stretchy="false">−</mo>
              <msub>
                <mi>z</mi>
                <mn>1</mn>
              </msub>
            </mrow>
          </mrow>
        </mfrac>
      </mrow>
    </mrow>
    <annotation encoding="StarMath 5.0">{x-x_1} over {x_2 - x_1} = {y-y_1} over {y_2 - y_1} = {z-z_1} over {z_2 - z_1}</annotation>
  </semantics>
</math>
</file>

<file path=Object 1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>x</mi>
                    <mo stretchy="false">=</mo>
                    <mrow>
                      <msub>
                        <mi>x</mi>
                        <mn>0</mn>
                      </msub>
                      <mo stretchy="false">+</mo>
                      <mi>l</mi>
                    </mrow>
                  </mrow>
                  <mi>t</mi>
                </mrow>
              </mtd>
            </mtr>
            <mtr>
              <mtd>
                <mrow>
                  <mrow>
                    <mi>y</mi>
                    <mo stretchy="false">=</mo>
                    <mrow>
                      <msub>
                        <mi>y</mi>
                        <mn>0</mn>
                      </msub>
                      <mo stretchy="false">+</mo>
                      <mi mathvariant="italic">mt</mi>
                    </mrow>
                  </mrow>
                </mrow>
              </mtd>
            </mtr>
            <mtr>
              <mtd>
                <mrow>
                  <mrow>
                    <mi>z</mi>
                    <mo stretchy="false">=</mo>
                    <mrow>
                      <msub>
                        <mi>z</mi>
                        <mn>0</mn>
                      </msub>
                      <mo stretchy="false">+</mo>
                      <mi mathvariant="italic">nt</mi>
                    </mrow>
                  </mrow>
                </mrow>
              </mtd>
            </mtr>
          </mtable>
        </mrow>
      </mrow>
    </mrow>
    <annotation encoding="StarMath 5.0">left lbrace stack {x = x_0 + l t # y = y_0 + mt # z = z_0 + nt} right none </annotation>
  </semantics>
</math>
</file>

<file path=Object 15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i>D</mi>
        </mrow>
        <mo stretchy="false">=</mo>
        <mn>0</mn>
      </mrow>
    </mrow>
    <annotation encoding="StarMath 5.0">Ax + By + Cz + D = 0</annotation>
  </semantics>
</math>
</file>

<file path=Object 16/content.xml><?xml version="1.0" encoding="utf-8"?>
<math xmlns="http://www.w3.org/1998/Math/MathML">
  <semantics>
    <mrow>
      <mrow>
        <mo stretchy="false">(</mo>
        <mrow>
          <mi>a</mi>
          <mi>,</mi>
          <mn>0,0</mn>
        </mrow>
        <mo stretchy="false">)</mo>
      </mrow>
      <mi>,</mi>
      <mrow>
        <mo stretchy="false">(</mo>
        <mrow>
          <mn>0,</mn>
          <mi>b</mi>
          <mi>,</mi>
          <mn>0</mn>
        </mrow>
        <mo stretchy="false">)</mo>
      </mrow>
      <mi>,</mi>
      <mrow>
        <mo stretchy="false">(</mo>
        <mrow>
          <mn>0,0,</mn>
          <mi>c</mi>
        </mrow>
        <mo stretchy="false">)</mo>
      </mrow>
    </mrow>
    <annotation encoding="StarMath 5.0">(a,0,0), (0,b,0), (0,0,c)</annotation>
  </semantics>
</math>
</file>

<file path=Object 17/content.xml><?xml version="1.0" encoding="utf-8"?>
<math xmlns="http://www.w3.org/1998/Math/MathML">
  <semantics>
    <mrow>
      <mrow>
        <mrow>
          <mrow>
            <mfrac>
              <mrow>
                <mi>x</mi>
              </mrow>
              <mrow>
                <mi>a</mi>
              </mrow>
            </mfrac>
            <mo stretchy="false">+</mo>
            <mfrac>
              <mrow>
                <mi>y</mi>
              </mrow>
              <mrow>
                <mi>b</mi>
              </mrow>
            </mfrac>
          </mrow>
          <mo stretchy="false">+</mo>
          <mfrac>
            <mrow>
              <mi>z</mi>
            </mrow>
            <mrow>
              <mi>c</mi>
            </mrow>
          </mfrac>
        </mrow>
        <mo stretchy="false">=</mo>
        <mn>1</mn>
      </mrow>
    </mrow>
    <annotation encoding="StarMath 5.0">{x} over {a} + {y} over {b} + {z} over {c} = 1</annotation>
  </semantics>
</math>
</file>

<file path=Object 18/content.xml><?xml version="1.0" encoding="utf-8"?>
<math xmlns="http://www.w3.org/1998/Math/MathML">
  <semantics>
    <mrow>
      <mrow>
        <mover accent="true">
          <mi>n</mi>
          <mo>¯</mo>
        </mover>
        <mo stretchy="false">=</mo>
        <mo stretchy="false">{</mo>
      </mrow>
      <mi>A</mi>
      <mi>,</mi>
      <mi>B</mi>
      <mi>,</mi>
      <mi>C</mi>
      <mo stretchy="false">}</mo>
    </mrow>
    <annotation encoding="StarMath 5.0">overline n = \{A, B, C\}</annotation>
  </semantics>
</math>
</file>

<file path=Object 19/content.xml><?xml version="1.0" encoding="utf-8"?>
<math xmlns="http://www.w3.org/1998/Math/MathML">
  <semantics>
    <mrow>
      <mi>M</mi>
      <mrow>
        <mo stretchy="false">(</mo>
        <mrow>
          <msub>
            <mi>x</mi>
            <mn>0,</mn>
          </msub>
          <msub>
            <mi>y</mi>
            <mn>0,</mn>
          </msub>
          <msub>
            <mi>z</mi>
            <mn>0</mn>
          </msub>
        </mrow>
        <mo stretchy="false">)</mo>
      </mrow>
    </mrow>
    <annotation encoding="StarMath 5.0">M(x_0, y_0, z_0)</annotation>
  </semantics>
</math>
</file>

<file path=Object 2/content.xml><?xml version="1.0" encoding="utf-8"?>
<math xmlns="http://www.w3.org/1998/Math/MathML">
  <semantics>
    <mrow>
      <mrow>
        <mi>k</mi>
        <mo stretchy="false">=</mo>
        <mrow>
          <mo stretchy="false">−</mo>
          <mrow>
            <mfrac>
              <mrow>
                <mi>A</mi>
              </mrow>
              <mrow>
                <mi>B</mi>
              </mrow>
            </mfrac>
          </mrow>
        </mrow>
      </mrow>
    </mrow>
    <annotation encoding="StarMath 5.0">k = - {{A} over {B}}</annotation>
  </semantics>
</math>
</file>

<file path=Object 20/content.xml><?xml version="1.0" encoding="utf-8"?>
<math xmlns="http://www.w3.org/1998/Math/MathML">
  <semantics>
    <mrow>
      <mi>A</mi>
      <mrow>
        <mrow>
          <mo stretchy="false">(</mo>
          <mrow>
            <mrow>
              <mi>x</mi>
              <mo stretchy="false">−</mo>
              <msub>
                <mi>x</mi>
                <mn>0</mn>
              </msub>
            </mrow>
          </mrow>
          <mo stretchy="false">)</mo>
        </mrow>
        <mo stretchy="false">+</mo>
        <mi>B</mi>
      </mrow>
      <mrow>
        <mrow>
          <mo stretchy="false">(</mo>
          <mrow>
            <mrow>
              <mi>y</mi>
              <mo stretchy="false">−</mo>
              <msub>
                <mi>y</mi>
                <mn>0</mn>
              </msub>
            </mrow>
          </mrow>
          <mo stretchy="false">)</mo>
        </mrow>
        <mo stretchy="false">+</mo>
        <mi>C</mi>
      </mrow>
      <mrow>
        <mrow>
          <mo stretchy="false">(</mo>
          <mrow>
            <mrow>
              <mi>z</mi>
              <mo stretchy="false">−</mo>
              <msub>
                <mi>z</mi>
                <mn>0</mn>
              </msub>
            </mrow>
          </mrow>
          <mo stretchy="false">)</mo>
        </mrow>
        <mo stretchy="false">=</mo>
        <mn>0</mn>
      </mrow>
    </mrow>
    <annotation encoding="StarMath 5.0">A(x-x_0) + B(y-y_0) + C(z-z_0) = 0</annotation>
  </semantics>
</math>
</file>

<file path=Object 21/content.xml><?xml version="1.0" encoding="utf-8"?>
<math xmlns="http://www.w3.org/1998/Math/MathML">
  <semantics>
    <mrow>
      <mi>A</mi>
      <mrow>
        <mo stretchy="false">(</mo>
        <mrow>
          <msub>
            <mi>x</mi>
            <mn>1</mn>
          </msub>
          <msub>
            <mi>y</mi>
            <mn>1</mn>
          </msub>
          <msub>
            <mi>z</mi>
            <mn>1</mn>
          </msub>
        </mrow>
        <mo stretchy="false">)</mo>
      </mrow>
    </mrow>
    <annotation encoding="StarMath 5.0">A (x_1 y_1 z_1)</annotation>
  </semantics>
</math>
</file>

<file path=Object 22/content.xml><?xml version="1.0" encoding="utf-8"?>
<math xmlns="http://www.w3.org/1998/Math/MathML">
  <semantics>
    <mrow>
      <mi>B</mi>
      <mrow>
        <mo stretchy="false">(</mo>
        <mrow>
          <msub>
            <mi>x</mi>
            <mn>1</mn>
          </msub>
          <msub>
            <mi>y</mi>
            <mn>1</mn>
          </msub>
          <msub>
            <mi>z</mi>
            <mn>1</mn>
          </msub>
        </mrow>
        <mo stretchy="false">)</mo>
      </mrow>
    </mrow>
    <annotation encoding="StarMath 5.0">B (x_1 y_1 z_1)</annotation>
  </semantics>
</math>
</file>

<file path=Object 23/content.xml><?xml version="1.0" encoding="utf-8"?>
<math xmlns="http://www.w3.org/1998/Math/MathML">
  <semantics>
    <mrow>
      <mi>C</mi>
      <mrow>
        <mo stretchy="false">(</mo>
        <mrow>
          <msub>
            <mi>x</mi>
            <mn>1</mn>
          </msub>
          <msub>
            <mi>y</mi>
            <mn>1</mn>
          </msub>
          <msub>
            <mi>z</mi>
            <mn>1</mn>
          </msub>
        </mrow>
        <mo stretchy="false">)</mo>
      </mrow>
    </mrow>
    <annotation encoding="StarMath 5.0">C (x_1 y_1 z_1)</annotation>
  </semantics>
</math>
</file>

<file path=Object 24/content.xml><?xml version="1.0" encoding="utf-8"?>
<math xmlns="http://www.w3.org/1998/Math/MathML">
  <semantics>
    <mrow>
      <mrow>
        <mfenced open="∣" close="∣">
          <mrow>
            <mtable>
              <mtr>
                <mtd>
                  <mrow>
                    <mrow>
                      <mi>x</mi>
                      <mo stretchy="false">−</mo>
                      <msub>
                        <mi>x</mi>
                        <mn>1</mn>
                      </msub>
                    </mrow>
                  </mrow>
                </mtd>
                <mtd>
                  <mrow>
                    <mrow>
                      <mi>y</mi>
                      <mo stretchy="false">−</mo>
                      <msub>
                        <mi>y</mi>
                        <mn>1</mn>
                      </msub>
                    </mrow>
                  </mrow>
                </mtd>
                <mtd>
                  <mrow>
                    <mrow>
                      <mi>z</mi>
                      <mo stretchy="false">−</mo>
                      <msub>
                        <mi>z</mi>
                        <mn>1</mn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</mtd>
                <mtd>
                  <mrow>
                    <mrow>
                      <msub>
                        <mi>y</mi>
                        <mn>2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</mtd>
                <mtd>
                  <mrow>
                    <mrow>
                      <msub>
                        <mi>z</mi>
                        <mn>2</mn>
                      </msub>
                      <mo stretchy="false">−</mo>
                      <msub>
                        <mi>z</mi>
                        <mn>1</mn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x</mi>
                        <mn>3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</mtd>
                <mtd>
                  <mrow>
                    <mrow>
                      <msub>
                        <mi>y</mi>
                        <mn>3</mn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</mtd>
                <mtd>
                  <mrow>
                    <mrow>
                      <msub>
                        <mi>z</mi>
                        <mn>3</mn>
                      </msub>
                      <mo stretchy="false">−</mo>
                      <msub>
                        <mi>z</mi>
                        <mn>1</mn>
                      </msub>
                    </mrow>
                  </mrow>
                </mtd>
              </mtr>
            </mtable>
          </mrow>
        </mfenced>
        <mo stretchy="false">=</mo>
        <mn>0</mn>
      </mrow>
    </mrow>
    <annotation encoding="StarMath 5.0">left lline matrix{x-x_1 # y-y_1 # z-z_1 ## x_2 -x_1 # y_2 -y_1 # z_2 -z_1 ## x_3 -x_1 #  y_3 -y_1 # z_3 -z_1} right rline = 0</annotation>
  </semantics>
</math>
</file>

<file path=Object 25/content.xml><?xml version="1.0" encoding="utf-8"?>
<math xmlns="http://www.w3.org/1998/Math/MathML">
  <semantics>
    <mrow>
      <mrow>
        <mi>d</mi>
        <mo stretchy="false">=</mo>
        <mfrac>
          <mrow>
            <mrow>
              <mo stretchy="false">∣</mo>
              <mrow>
                <mi>A</mi>
                <mrow>
                  <msub>
                    <mi>M</mi>
                    <mi>x</mi>
                  </msub>
                  <mo stretchy="false">+</mo>
                  <mi>B</mi>
                </mrow>
                <mrow>
                  <msub>
                    <mi>M</mi>
                    <mi>y</mi>
                  </msub>
                  <mo stretchy="false">+</mo>
                  <mi>C</mi>
                </mrow>
                <mrow>
                  <msub>
                    <mi>M</mi>
                    <mi>z</mi>
                  </msub>
                  <mo stretchy="false">+</mo>
                  <mi>D</mi>
                </mrow>
              </mrow>
              <mo stretchy="false">∣</mo>
            </mrow>
          </mrow>
          <mrow>
            <msqrt>
              <mrow>
                <mrow>
                  <mrow>
                    <msup>
                      <mi>A</mi>
                      <mn>2</mn>
                    </msup>
                    <mo stretchy="false">+</mo>
                    <msup>
                      <mi>B</mi>
                      <mn>2</mn>
                    </msup>
                  </mrow>
                  <mo stretchy="false">+</mo>
                  <msup>
                    <mi>C</mi>
                    <mn>2</mn>
                  </msup>
                </mrow>
              </mrow>
            </msqrt>
          </mrow>
        </mfrac>
      </mrow>
    </mrow>
    <annotation encoding="StarMath 5.0">d = {lline A M_x + B M_y + C M_z + D rline} over {sqrt{A^2 + B^2 + C^2}}</annotation>
  </semantics>
</math>
</file>

<file path=Object 26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sub>
            <mi>D</mi>
            <mn>1</mn>
          </msub>
        </mrow>
        <mo stretchy="false">=</mo>
        <mn>0</mn>
      </mrow>
    </mrow>
    <annotation encoding="StarMath 5.0">Ax + By + Cz + D_1 = 0</annotation>
  </semantics>
</math>
</file>

<file path=Object 27/content.xml><?xml version="1.0" encoding="utf-8"?>
<math xmlns="http://www.w3.org/1998/Math/MathML">
  <semantics>
    <mrow>
      <mrow>
        <mrow>
          <mrow>
            <mrow>
              <mi mathvariant="italic">Ax</mi>
              <mo stretchy="false">+</mo>
              <mi mathvariant="italic">By</mi>
            </mrow>
            <mo stretchy="false">+</mo>
            <mi mathvariant="italic">Cz</mi>
          </mrow>
          <mo stretchy="false">+</mo>
          <msub>
            <mi>D</mi>
            <mn>2</mn>
          </msub>
        </mrow>
        <mo stretchy="false">=</mo>
        <mn>0</mn>
      </mrow>
    </mrow>
    <annotation encoding="StarMath 5.0">Ax + By + Cz + D_2 = 0</annotation>
  </semantics>
</math>
</file>

<file path=Object 28/content.xml><?xml version="1.0" encoding="utf-8"?>
<math xmlns="http://www.w3.org/1998/Math/MathML">
  <semantics>
    <mrow>
      <mrow>
        <mi>d</mi>
        <mo stretchy="false">=</mo>
        <mfrac>
          <mrow>
            <mo stretchy="false">∣</mo>
            <mrow>
              <mrow>
                <mrow>
                  <msub>
                    <mi>D</mi>
                    <mn>2</mn>
                  </msub>
                  <mo stretchy="false">−</mo>
                  <msub>
                    <mi>D</mi>
                    <mn>1</mn>
                  </msub>
                </mrow>
              </mrow>
            </mrow>
            <mo stretchy="false">∣</mo>
          </mrow>
          <mrow>
            <msqrt>
              <mrow>
                <mrow>
                  <mrow>
                    <msup>
                      <mi>A</mi>
                      <mn>2</mn>
                    </msup>
                    <mo stretchy="false">+</mo>
                    <msup>
                      <mi>B</mi>
                      <mn>2</mn>
                    </msup>
                  </mrow>
                  <mo stretchy="false">+</mo>
                  <msup>
                    <mi>C</mi>
                    <mn>2</mn>
                  </msup>
                </mrow>
              </mrow>
            </msqrt>
          </mrow>
        </mfrac>
      </mrow>
    </mrow>
    <annotation encoding="StarMath 5.0">d = lline {D_2 - D_1} rline over {sqrt{A^2 + B^2 + C^2}}</annotation>
  </semantics>
</math>
</file>

<file path=Object 29/content.xml><?xml version="1.0" encoding="utf-8"?>
<math xmlns="http://www.w3.org/1998/Math/MathML">
  <semantics>
    <mrow>
      <mrow>
        <mi>d</mi>
        <mo stretchy="false">=</mo>
        <mfrac>
          <mrow>
            <mo stretchy="false">∣</mo>
            <mrow>
              <mrow>
                <mrow>
                  <mrow>
                    <msub>
                      <mi mathvariant="italic">AM</mi>
                      <mi>x</mi>
                    </msub>
                    <mo stretchy="false">+</mo>
                    <msub>
                      <mi mathvariant="italic">BM</mi>
                      <mi>y</mi>
                    </msub>
                  </mrow>
                  <mo stretchy="false">+</mo>
                  <mi>C</mi>
                </mrow>
              </mrow>
            </mrow>
            <mo stretchy="false">∣</mo>
          </mrow>
          <mrow>
            <msqrt>
              <mrow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row>
            </msqrt>
          </mrow>
        </mfrac>
      </mrow>
    </mrow>
    <annotation encoding="StarMath 5.0">d = lline {AM_x + BM_y + C} rline over {sqrt{A^2 + B^2}}</annotation>
  </semantics>
</math>
</file>

<file path=Object 3/content.xml><?xml version="1.0" encoding="utf-8"?>
<math xmlns="http://www.w3.org/1998/Math/MathML">
  <semantics>
    <mrow>
      <msub>
        <mi>M</mi>
        <mn>1</mn>
      </msub>
      <mrow>
        <mo stretchy="false">(</mo>
        <mrow>
          <msub>
            <mi>x</mi>
            <mn>1</mn>
          </msub>
          <mi>,</mi>
          <msub>
            <mi>y</mi>
            <mn>1</mn>
          </msub>
        </mrow>
        <mo stretchy="false">)</mo>
      </mrow>
    </mrow>
    <annotation encoding="StarMath 5.0">M_1 (x_1 , y_1)</annotation>
  </semantics>
</math>
</file>

<file path=Object 30/content.xml><?xml version="1.0" encoding="utf-8"?>
<math xmlns="http://www.w3.org/1998/Math/MathML">
  <semantics>
    <mrow>
      <mrow>
        <mi>d</mi>
        <mo stretchy="false">=</mo>
        <mfrac>
          <mrow>
            <mo stretchy="false">∣</mo>
            <mrow>
              <mrow>
                <mrow>
                  <mover accent="true">
                    <mrow>
                      <msub>
                        <mi>M</mi>
                        <mn>0</mn>
                      </msub>
                      <msub>
                        <mi>M</mi>
                        <mn>1</mn>
                      </msub>
                    </mrow>
                    <mo>¯</mo>
                  </mover>
                  <mo stretchy="false">×</mo>
                  <mover accent="true">
                    <mi>S</mi>
                    <mo>¯</mo>
                  </mover>
                </mrow>
              </mrow>
            </mrow>
            <mo stretchy="false">∣</mo>
          </mrow>
          <mrow>
            <mrow>
              <mo stretchy="false">∣</mo>
              <mrow>
                <mover accent="true">
                  <mi>S</mi>
                  <mo>¯</mo>
                </mover>
              </mrow>
              <mo stretchy="false">∣</mo>
            </mrow>
          </mrow>
        </mfrac>
      </mrow>
    </mrow>
    <annotation encoding="StarMath 5.0">d = lline {overline {M_0 M_1} times overline S} rline over {lline overline S rline}</annotation>
  </semantics>
</math>
</file>

<file path=Object 4/content.xml><?xml version="1.0" encoding="utf-8"?>
<math xmlns="http://www.w3.org/1998/Math/MathML">
  <semantics>
    <mrow>
      <msub>
        <mi>M</mi>
        <mn>2</mn>
      </msub>
      <mrow>
        <mo stretchy="false">(</mo>
        <mrow>
          <msub>
            <mi>x</mi>
            <mn>2</mn>
          </msub>
          <mi>,</mi>
          <msub>
            <mi>y</mi>
            <mn>2</mn>
          </msub>
        </mrow>
        <mo stretchy="false">)</mo>
      </mrow>
    </mrow>
    <annotation encoding="StarMath 5.0">M_2 (x_2 , y_2)</annotation>
  </semantics>
</math>
</file>

<file path=Object 5/content.xml><?xml version="1.0" encoding="utf-8"?>
<math xmlns="http://www.w3.org/1998/Math/MathML">
  <semantics>
    <mrow>
      <mrow>
        <mfrac>
          <mrow>
            <mrow>
              <mi>x</mi>
              <mo stretchy="false">−</mo>
              <msub>
                <mi>x</mi>
                <mn>1</mn>
              </msub>
            </mrow>
          </mrow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</mfrac>
        <mo stretchy="false">=</mo>
        <mfrac>
          <mrow>
            <mrow>
              <mi>y</mi>
              <mo stretchy="false">−</mo>
              <msub>
                <mi>y</mi>
                <mn>1</mn>
              </msub>
            </mrow>
          </mrow>
          <mrow>
            <mrow>
              <msub>
                <mi>y</mi>
                <mn>2</mn>
              </msub>
              <mo stretchy="false">−</mo>
              <msub>
                <mi>y</mi>
                <mn>1</mn>
              </msub>
            </mrow>
          </mrow>
        </mfrac>
      </mrow>
    </mrow>
    <annotation encoding="StarMath 5.0">{x-x_1} over {x_2 - x_1} = {y-y_1} over {y_2 - y_1}</annotation>
  </semantics>
</math>
</file>

<file path=Object 6/content.xml><?xml version="1.0" encoding="utf-8"?>
<math xmlns="http://www.w3.org/1998/Math/MathML">
  <semantics>
    <mrow>
      <mi>x</mi>
      <mi>cos</mi>
      <mrow>
        <mo stretchy="false">α</mo>
        <mo stretchy="false">+</mo>
        <mi>y</mi>
      </mrow>
      <mi>sin</mi>
      <mo stretchy="false">α</mo>
      <mi>–</mi>
      <mrow>
        <mi>p</mi>
        <mo stretchy="false">=</mo>
        <mn>0</mn>
      </mrow>
    </mrow>
    <annotation encoding="StarMath 5.0">x cos %alpha + y sin %alpha – p = 0</annotation>
  </semantics>
</math>
</file>

<file path=Object 7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8/content.xml><?xml version="1.0" encoding="utf-8"?>
<math xmlns="http://www.w3.org/1998/Math/MathML">
  <semantics>
    <mrow>
      <mrow>
        <mrow>
          <mfrac>
            <mrow>
              <mrow>
                <mi>x</mi>
                <mo stretchy="false">−</mo>
                <msub>
                  <mi>x</mi>
                  <mn>0</mn>
                </msub>
              </mrow>
            </mrow>
            <mrow>
              <mi>l</mi>
            </mrow>
          </mfrac>
          <mo stretchy="false">=</mo>
          <mfrac>
            <mrow>
              <mrow>
                <mi>y</mi>
                <mo stretchy="false">−</mo>
                <msub>
                  <mi>y</mi>
                  <mn>0</mn>
                </msub>
              </mrow>
            </mrow>
            <mrow>
              <mi>m</mi>
            </mrow>
          </mfrac>
        </mrow>
        <mo stretchy="false">=</mo>
        <mfrac>
          <mrow>
            <mrow>
              <mi>z</mi>
              <mo stretchy="false">−</mo>
              <msub>
                <mi>z</mi>
                <mn>0</mn>
              </msub>
            </mrow>
          </mrow>
          <mrow>
            <mi>n</mi>
          </mrow>
        </mfrac>
      </mrow>
    </mrow>
    <annotation encoding="StarMath 5.0">{x-x_0} over {l} = {y-y_0} over {m} = {z-z_0} over {n}</annotation>
  </semantics>
</math>
</file>

<file path=Object 9/content.xml><?xml version="1.0" encoding="utf-8"?>
<math xmlns="http://www.w3.org/1998/Math/MathML">
  <semantics>
    <mrow>
      <msub>
        <mi>M</mi>
        <mn>0</mn>
      </msub>
      <mrow>
        <mo stretchy="false">(</mo>
        <mrow>
          <msub>
            <mi>x</mi>
            <mn>0</mn>
          </msub>
          <mi>,</mi>
          <msub>
            <mi>y</mi>
            <mn>0</mn>
          </msub>
          <mi>,</mi>
          <msub>
            <mi>z</mi>
            <mn>0</mn>
          </msub>
        </mrow>
        <mo stretchy="false">)</mo>
      </mrow>
    </mrow>
    <annotation encoding="StarMath 5.0">M_0(x_0 , y_0 , z_0 )</annotation>
  </semantics>
</math>
</file>